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2"/>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1627247" text:style-name="Outline">
        <text:list-item>
          <text:h text:style-name="P3" text:outline-level="1">Markup Instructions for Contributors<text:line-break/>(Abbott-Smith Lexicon)<text:line-break/><text:date style:data-style-name="N84" text:date-value="2012-05-15T14:21:52">2012-05-15</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2149093726"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A comma usually separates the form information from sense information. </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Anything related to the meaning of a word should occur in this element. </text:p>
                </text:list-item>
                <text:list-item>
                  <text:p text:style-name="P2"><text:soft-page-break/>Definitions (usually anything in italics) should also be within &lt;def&gt;.</text:p>
                </text:list-item>
                <text:list-item>
                  <text:p text:style-name="P2">If sense numbers are given, include @n in &lt;sense&gt; and the text of the sense number as it is written in the lexicon. </text:p>
                </text:list-item>
                <text:list-item>
                  <text:p text:style-name="P2">Multiple sense elements are allowed within the same entry.</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text:p>
                  <text:list>
                    <text:list-item>
                      <text:p text:style-name="P2">Greek: &lt;foreign xml:lang="grc"&gt;<text:span text:style-name="T1">Ἀαρών</text:span>&lt;/foreign&gt;</text:p>
                    </text:list-item>
                    <text:list-item>
                      <text:p text:style-name="P2">Aramaic: &lt;foreign xml:lang="arc"&gt;אַבָּא&lt;/foreign&gt;</text:p>
                    </text:list-item>
                    <text:list-item>
                      <text:p text:style-name="P2">Hebrew: &lt;foreign xml:lang="heb"&gt;אַהֲרוֹן&lt;/foreign&gt;</text:p>
                    </text:list-item>
                    <text:list-item>
                      <text:p text:style-name="P2">Latin: &lt;foreign xml:lang="lat"&gt;diligo&lt;/foreign&gt;</text:p>
                    </text:list-item>
                  </text:list>
                </text:list-item>
                <text:list-item>
                  <text:p text:style-name="P2">If you do not know how to type a given language, such as Hebrew, include the following: &lt;foreign xml:lang="heb"&gt;Hebrew&lt;/foreign&gt;. Someone else can add the Hebrew later. </text:p>
                </text:list-item>
              </text:list>
            </text:list-item>
            <text:list-item>
              <text:p text:style-name="P2">&lt;ref&gt;</text:p>
              <text:list>
                <text:list-item>
                  <text:p text:style-name="P2">Biblical references should be marked up using this element. </text:p>
                </text:list-item>
                <text:list-item>
                  <text:p text:style-name="P2"><text:soft-page-break/>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text:p>
                  <text:list>
                    <text:list-item>
                      <text:p text:style-name="P2">&lt;ref osisRef="Luke.1.5"&gt;Lk 1:5&lt;/ref&gt;</text:p>
                    </text:list-item>
                    <text:list-item>
                      <text:p text:style-name="P2">&lt;ref osisRef="Mark.1.14-Mark.1.15"&gt;Mk 1:14-15&lt;/ref&gt;</text:p>
                    </text:list-item>
                    <text:list-item>
                      <text:p text:style-name="P2">&lt;ref osisRef="1Chr.24.3 1Chr.24.10"&gt;I Ch 24:3, 10&lt;/ref&gt;</text:p>
                    </text:list-item>
                  </text:list>
                </text:list-item>
              </text:list>
            </text:list-item>
          </text:list>
        </text:list-item>
        <text:list-item>
          <text:p text:style-name="P2">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text:p>
            </text:list-item>
            <text:list-item>
              <text:p text:style-name="P2">For italics that are not for a definition of the current entry, use &lt;emph&gt;. <text:s/>This includes abbreviations of published sources as well as definitions of related terms. For examples, see &lt;entry n="Ἀβαδδών"&gt; and &lt;entry n="ἀγάπη"&gt;.</text:p>
            </text:list-item>
          </text:list>
        </text:list-item>
      </text:list>
      <text:list xml:id="list676262326" text:continue-list="list211627247"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tab/>&lt;foreign xml:lang="grc"&gt;<text:span text:style-name="T1">Α, α, ἄλφα</text:span>&lt;/foreign&gt; (q.v.), &lt;foreign xml:lang="grc"&gt;<text:span text:style-name="T1">τό</text:span>&lt;/foreign&gt;, indecl., &lt;/form&gt;</text:p>
      <text:p text:style-name="Standard"><text:s/><text:tab/>&lt;gramGrp/&gt;</text:p>
      <text:p text:style-name="Standard"><text:soft-page-break/><text:s/><text:tab/>&lt;sense&gt;&lt;def&gt;alpha&lt;/def&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gt;</text:p>
      <text:p text:style-name="Standard"><text:s/><text:tab/>&lt;sense n="1"&gt;</text:p>
      <text:p text:style-name="Standard"><text:s/><text:tab/><text:tab/>1. &lt;foreign xml:lang="grc"&gt;<text:span text:style-name="T1">ἀ-</text:span>&lt;/foreign&gt; (before a vowel, &lt;foreign xml:lang="grc"&gt;<text:span text:style-name="T1">ἀν-</text:span>&lt;/foreign&gt;) &lt;def&gt;negative&lt;/def&gt;, as in &lt;foreign xml:lang="grc"&gt;<text:span text:style-name="T1">ἄ-γνωστος, ἄ-δικος</text:span>&lt;/foreign&gt;.</text:p>
      <text:p text:style-name="Standard"><text:s/><text:tab/>&lt;/sense&gt; </text:p>
      <text:p text:style-name="Standard"><text:s/><text:tab/>&lt;sense n="2"&gt;</text:p>
      <text:p text:style-name="Standard"><text:s/><text:tab/><text:tab/>2. &lt;foreign xml:lang="grc"&gt;<text:span text:style-name="T1">ἀ-, ἁ-</text:span>&lt;/foreign&gt; &lt;def&gt;copulative&lt;/def&gt;, indicating community and fellowship, as in &lt;foreign xml:lang="grc"&gt;<text:span text:style-name="T1">ἁ-πλοῦς, ἀ-κολουθέω, ἀ-δελφός</text:span>&lt;/foreign&gt;.</text:p>
      <text:p text:style-name="Standard"><text:s/><text:tab/>&lt;/sense&gt; </text:p>
      <text:p text:style-name="Standard"><text:s/><text:tab/>&lt;sense n="3"&gt;3. An intensive force (LS, s. &lt;foreign xml:lang="grc"&gt;α&lt;/foreign&gt;), as in &lt;foreign xml:lang="grc"&gt;<text:span text:style-name="T1">ἀ-τενίζω</text:span>&lt;/foreign&gt; is sometimes assumed (but v. Boisacq, s.v.).&lt;/sense&gt; </text:p>
      <text:p text:style-name="Standard">&lt;/entry&gt;</text:p>
      <text:p text:style-name="Standard">&lt;entry n="<text:span text:style-name="T1">Ἀαρών</text:span>"&gt; </text:p>
      <text:p text:style-name="Standard"><text:tab/>&lt;form&gt;<text:tab/>&lt;foreign xml:lang="grc"&gt;<text:span text:style-name="T1">Ἀαρών</text:span>&lt;/foreign&gt; (Heb. &lt;foreign xml:lang="heb"&gt;אַהֲרוֹן&lt;/foreign&gt;), indecl. (in FlJ, &lt;foreign xml:lang="grc"&gt;<text:span text:style-name="T1">-ῶνος</text:span>&lt;/foreign&gt;), &lt;/form&gt;</text:p>
      <text:p text:style-name="Standard"><text:s/><text:tab/>&lt;gramGrp/&gt;</text:p>
      <text:p text:style-name="Standard"><text:s/><text:tab/>&lt;sense&gt;&lt;def&gt;Aaron&lt;/def&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769138924" text:continue-numbering="true" text:style-name="Outline">
        <text:list-item>
          <text:list>
            <text:list-item>
              <text:list>
                <text:list-item>
                  <text:list>
                    <text:list-item>
                      <text:list>
                        <text:list-item>
                          <text:list>
                            <text:list-item>
                              <text:list>
                                <text:list-item>
                                  <text:h text:style-name="Heading_20_6" text:outline-level="7"><text:soft-page-break/>ENTRY TEMPLATE</text:h>
                                </text:list-item>
                              </text:list>
                            </text:list-item>
                          </text:list>
                        </text:list-item>
                      </text:list>
                    </text:list-item>
                  </text:list>
                </text:list-item>
              </text:list>
            </text:list-item>
          </text:list>
        </text:list-item>
      </text:list>
      <text:p text:style-name="Standard"><text:s text:c="2"/>&lt;entry n=""&gt; </text:p>
      <text:p text:style-name="Standard"><text:s/><text:tab/>&lt;form&gt;&lt;foreign xml:lang="grc"&gt;&lt;/foreign&gt;&lt;/form&gt;</text:p>
      <text:p text:style-name="Standard"><text:s/><text:tab/>&lt;gramGrp&gt;&lt;/gramGrp&gt;</text:p>
      <text:p text:style-name="Standard"><text:s/><text:tab/>&lt;sense&gt;</text:p>
      <text:p text:style-name="Standard"><text:s/><text:tab/>&lt;def&gt;&lt;/def&gt;</text:p>
      <text:p text:style-name="Standard"><text:s/><text:tab/>&lt;ref osisRef=""&gt;&lt;/ref&gt;</text:p>
      <text:p text:style-name="Standard"><text:s/><text:tab/>&lt;/sense&gt;</text:p>
      <text:p text:style-name="Standard"><text:s/><text:tab/>&lt;sense n="1"&gt;</text:p>
      <text:p text:style-name="Standard"><text:s/><text:tab/><text:tab/>1. †</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in" fo:margin-bottom="0.2in" fo:line-height="100%" fo:text-indent="0in" style:auto-text-indent="false"/>
      <style:text-properties style:font-name="Calluna"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5in" fo:margin-right="0in" fo:margin-top="0.2in" fo:margin-bottom="0in" fo:line-height="0.2in" fo:text-indent="0in" style:auto-text-indent="false"/>
    </style:style>
    <style:style style:name="Footnote" style:family="paragraph" style:parent-style-name="Standard" style:class="extra">
      <style:paragraph-properties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left="0in" fo:margin-right="0in" fo:text-align="center" style:justify-single-word="false" fo:text-indent="0in" style:auto-text-indent="false"/>
    </style:style>
    <style:style style:name="BlockQuotation" style:family="paragraph" style:parent-style-name="DissTitleNormal">
      <style:paragraph-properties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left="0in" fo:margin-right="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1"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left="0.75in" fo:margin-right="0in" fo:text-indent="-0.25in" style:auto-text-indent="false"/>
    </style:style>
    <style:style style:name="Contents_20_5_20_Manual" style:display-name="Contents 5 Manual" style:family="paragraph" style:parent-style-name="Contents_20_4_20_Manual">
      <style:paragraph-properties fo:margin-left="1in" fo:margin-right="0in" fo:text-indent="-0.25in" style:auto-text-indent="false"/>
    </style:style>
    <style:style style:name="Contents_20_6_20_Manual" style:display-name="Contents 6 Manual" style:family="paragraph" style:parent-style-name="Contents_20_5_20_Manual">
      <style:paragraph-properties fo:margin-left="1.25in" fo:margin-right="0in" fo:text-indent="-0.25in" style:auto-text-indent="false"/>
    </style:style>
    <style:style style:name="Contents_20_7_20_Manual" style:display-name="Contents 7 Manual" style:family="paragraph" style:parent-style-name="Contents_20_6_20_Manual">
      <style:paragraph-properties fo:margin-left="1.5in" fo:margin-right="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fo:min-width="0.0161in" draw:z-index="0"><draw:text-box fo:min-height="0.1457in"><text:p text:style-name="Header"><text:span text:style-name="Page_20_Number"><text:page-number text:select-page="current">5</text:page-number></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fo:min-width="0.0161in" draw:z-index="0"><draw:text-box fo:min-height="0.1457in"><text:p text:style-name="Footer"><text:span text:style-name="Page_20_Number"><text:page-number text:select-page="current">5</text:page-number></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5</text:page-number></text:p>
      </style:footer>
    </style:master-page>
    <style:master-page style:name="_30_4_20_-_20_Disclaimer" style:display-name="04 - Disclaimer" style:page-layout-name="Mpm10">
      <style:footer>
        <text:p text:style-name="MP1"><text:page-number text:select-page="current">5</text:page-number></text:p>
      </style:footer>
    </style:master-page>
    <style:master-page style:name="_30_8-_20_Abstract_20_Remainder" style:display-name="08- Abstract Remainder" style:page-layout-name="Mpm11">
      <style:footer>
        <text:p text:style-name="MP1"><text:page-number text:select-page="current">5</text:page-number></text:p>
      </style:footer>
    </style:master-page>
    <style:master-page style:name="_30_9_20_-_20_Table_20_of_20_Contents" style:display-name="09 - Table of Contents" style:page-layout-name="Mpm11" style:next-style-name="_30_9a_20_-_20_Illustrations">
      <style:footer>
        <text:p text:style-name="MP1"><text:page-number text:select-page="current">5</text:page-number></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5</text:page-number></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5</text:page-number></text:p>
      </style:footer>
    </style:master-page>
    <style:master-page style:name="_31_1_20_-_20_Acknowledgements_20_Remainder" style:display-name="11 - Acknowledgements Remainder" style:page-layout-name="Mpm13">
      <style:footer>
        <text:p text:style-name="MP1"><text:page-number text:select-page="current">5</text:page-number></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5</text:page-number></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5</text:page-number></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fo:min-width="0.0161in" draw:z-index="0"><draw:text-box fo:min-height="0.1457in"><text:p text:style-name="Footer"><text:span text:style-name="Page_20_Number"><text:page-number text:select-page="current">5</text:page-number></text:span></text:p></draw:text-box></draw:frame></text:p>
      </style:footer>
    </style:master-page>
    <style:master-page style:name="_30_9a_20_-_20_Illustrations" style:display-name="09a - Illustrations" style:page-layout-name="Mpm9">
      <style:footer>
        <text:p text:style-name="MP1"><text:page-number text:select-page="current">5</text:page-number></text:p>
      </style:footer>
    </style:master-page>
    <style:master-page style:name="_30_9b_20_-_20_Tables" style:display-name="09b - Tables" style:page-layout-name="Mpm9">
      <style:footer>
        <text:p text:style-name="MP1"><text:page-number text:select-page="current">5</text:page-number></text:p>
      </style:footer>
    </style:master-page>
    <style:master-page style:name="_31_7_20_-_20_Bibliography_20_Remainder" style:display-name="17 - Bibliography Remainder" style:page-layout-name="Mpm15">
      <style:header>
        <text:p text:style-name="Header"><text:tab/><text:tab/><text:page-number text:select-page="current">5</text:page-number></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11</meta:editing-cycles>
    <meta:editing-duration>PT59M47S</meta:editing-duration>
    <meta:generator>LibreOffice/3.4$Linux LibreOffice_project/340m1$Build-402</meta:generator>
    <meta:initial-creator>Daniel Owens</meta:initial-creator>
    <dc:date>2012-05-15T14:21:50</dc:date>
    <dc:creator>Daniel Owens</dc:creator>
    <meta:document-statistic meta:table-count="0" meta:image-count="0" meta:object-count="0" meta:page-count="5" meta:paragraph-count="99" meta:word-count="774" meta:character-count="5598" meta:non-whitespace-character-count="4773"/>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